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5382in" svg:y="0.0185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839in" svg:y="3.8248in">
            <draw:object draw:notify-on-update-of-ranges="Sheet1.A1:Sheet1.A10 Sheet1.C1:Sheet1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101560.352" calcext:value-type="float">
            <text:p>596101560.352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5873401.92" calcext:value-type="float">
            <text:p>535873401.92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228674.312" calcext:value-type="float">
            <text:p>483228674.312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733131.522" calcext:value-type="float">
            <text:p>469733131.522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2162279.46" calcext:value-type="float">
            <text:p>442162279.46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2773769.152" calcext:value-type="float">
            <text:p>432773769.15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131237.643" calcext:value-type="float">
            <text:p>409131237.64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796333.975" calcext:value-type="float">
            <text:p>403796333.975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593367.451" calcext:value-type="float">
            <text:p>400593367.451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3600944.537" calcext:value-type="float">
            <text:p>383600944.537</text:p>
          </table:table-cell>
          <table:table-cell office:value-type="float" office:value="0.099" calcext:value-type="float">
            <text:p>0.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21:01:14.880853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0:38:00.381409953</meta:creation-date>
    <dc:date>2015-03-12T21:06:07.585137815</dc:date>
    <meta:editing-duration>P3DT6H40M50S</meta:editing-duration>
    <meta:editing-cycles>4</meta:editing-cycles>
    <meta:generator>LibreOffice/4.2.7.2$Linux_X86_64 LibreOffice_project/420m0$Build-2</meta:generator>
    <meta:document-statistic meta:table-count="1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0" svg:x="0.32cm" svg:y="0.18cm" svg:width="12.508cm" svg:height="8.64cm">
          <chartooo:coordinate-region svg:x="2.238cm" svg:y="0.379cm" svg:width="10.4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596101560.352">
                <text:p>596101560.35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5873401.92">
                <text:p>535873401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3228674.312">
                <text:p>483228674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9733131.522">
                <text:p>469733131.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2162279.46">
                <text:p>442162279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2773769.152">
                <text:p>432773769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9131237.643">
                <text:p>409131237.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796333.975">
                <text:p>403796333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593367.451">
                <text:p>400593367.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3600944.537">
                <text:p>383600944.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10 Sheet1.C1:Sheet1.C10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0.709">
                <text:p>0.709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